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1F3000001A399007CF5.svm" manifest:media-type=""/>
  <manifest:file-entry manifest:full-path="Pictures/200000010000022A0000013157A6BD97.svm" manifest:media-type=""/>
  <manifest:file-entry manifest:full-path="Pictures/200000010000014F00000124CDD19E6C.svm" manifest:media-type=""/>
  <manifest:file-entry manifest:full-path="Pictures/200000010000017D000000D4CB37E4F5.svm" manifest:media-type=""/>
  <manifest:file-entry manifest:full-path="Pictures/2000005100004F1D00003B56852CFCA1.wmf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6cm" fo:min-width="1.124cm"/>
    </style:style>
    <style:style style:name="gr6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D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D^{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2pt" style:font-size-asian="12pt" style:font-name-complex="Jameel Noori Nastaleeq" style:font-size-complex="12pt"/>
    </style:style>
    <style:style style:name="P4" style:family="paragraph">
      <style:paragraph-properties fo:text-align="end"/>
      <style:text-properties style:font-name="Jameel Noori Nastaleeq" style:font-name-complex="Jameel Noori Nastaleeq"/>
    </style:style>
    <style:style style:name="P5" style:family="paragraph">
      <style:paragraph-properties fo:text-align="end"/>
      <style:text-properties style:font-name="Jameel Noori Nastaleeq" fo:font-size="12pt" style:font-size-asian="12pt" style:font-name-complex="Jameel Noori Nastaleeq" style:font-size-complex="12pt"/>
    </style:style>
    <style:style style:name="T1" style:family="text">
      <style:text-properties style:font-name="Jameel Noori Nastaleeq" fo:font-size="12pt" style:font-size-asian="12pt" style:font-name-complex="Jameel Noori Nastaleeq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4" draw:id="id4" draw:layer="layout" svg:width="7.979cm" svg:height="5.893cm" svg:x="0.319cm" svg:y="0.512cm">
          <draw:image xlink:href="Pictures/2000005100004F1D00003B56852CFCA1.wmf" xlink:type="simple" xlink:show="embed" xlink:actuate="onLoad">
            <text:p/>
          </draw:image>
          <draw:glue-point draw:id="4" svg:x="1.685cm" svg:y="0.078cm"/>
          <draw:glue-point draw:id="5" svg:x="1.61cm" svg:y="0.307cm"/>
          <draw:glue-point draw:id="6" svg:x="1.817cm" svg:y="-3.085cm"/>
        </draw:frame>
        <draw:line draw:style-name="gr2" draw:text-style-name="P1" xml:id="id7" draw:id="id7" draw:layer="layout" svg:x1="5.017cm" svg:y1="5.691cm" svg:x2="5.922cm" svg:y2="1.294cm">
          <draw:glue-point draw:id="4" svg:x="-1.292cm" svg:y="1.052cm"/>
          <text:p/>
        </draw:line>
        <draw:line draw:style-name="gr2" draw:text-style-name="P1" xml:id="id2" draw:id="id2" draw:layer="layout" svg:x1="5.02cm" svg:y1="5.687cm" svg:x2="1.35cm" svg:y2="5.687cm">
          <text:p/>
        </draw:line>
        <draw:connector draw:style-name="gr3" draw:text-style-name="P1" draw:layer="layout" draw:type="curve" svg:x1="5.975cm" svg:y1="6.248cm" svg:x2="5.02cm" svg:y2="5.687cm" draw:start-shape="id1" draw:start-glue-point="3" draw:end-shape="id2" draw:end-glue-point="1" svg:d="M5975 6248c-637 0-955-187-955-561" svg:viewBox="0 0 956 562">
          <text:p/>
        </draw:connector>
        <draw:frame draw:style-name="gr4" draw:text-style-name="P3" xml:id="id3" draw:id="id3" draw:layer="layout" svg:width="2.098cm" svg:height="0.848cm" svg:x="1.893cm" svg:y="0.633cm">
          <draw:text-box>
            <text:p text:style-name="P2"><text:span text:style-name="T1">ڈایوڈ کی مساوات</text:span></text:p>
          </draw:text-box>
        </draw:frame>
        <draw:connector draw:style-name="gr3" draw:text-style-name="P1" draw:layer="layout" draw:type="curve" draw:line-skew="-3.515cm 1.666cm" svg:x1="3.991cm" svg:y1="1.057cm" svg:x2="5.757cm" svg:y2="1.641cm" draw:start-shape="id3" draw:start-glue-point="1" draw:end-shape="id4" draw:end-glue-point="6" svg:d="M3991 1057c1938 0 1615 311 1572 471s194 168 194 113" svg:viewBox="0 0 1767 616">
          <text:p/>
        </draw:connector>
        <draw:frame draw:style-name="gr4" draw:text-style-name="P3" xml:id="id5" draw:id="id5" draw:layer="layout" svg:width="1.416cm" svg:height="0.848cm" svg:x="2.04cm" svg:y="4.158cm">
          <draw:text-box>
            <text:p text:style-name="P2"><text:span text:style-name="T1">خط-الف</text:span></text:p>
          </draw:text-box>
          <draw:glue-point draw:id="4" svg:x="-1.853cm" svg:y="1.679cm"/>
          <draw:glue-point draw:id="5" svg:x="-1.208cm" svg:y="2.173cm"/>
        </draw:frame>
        <draw:frame draw:style-name="gr5" draw:text-style-name="P5" xml:id="id6" draw:id="id6" draw:layer="layout" svg:width="1.624cm" svg:height="1.445cm" svg:x="2.465cm" svg:y="2.218cm">
          <draw:text-box>
            <text:p text:style-name="P4"><text:span text:style-name="T1">خط-ب</text:span></text:p>
            <text:p text:style-name="P4"><text:span text:style-name="T1">ڈھلوان</text:span><text:span text:style-name="T1"> </text:span></text:p>
          </draw:text-box>
          <draw:glue-point draw:id="4" svg:x="0.884cm" svg:y="1.76cm"/>
          <draw:glue-point draw:id="5" svg:x="3.507cm" svg:y="-1.311cm"/>
        </draw:frame>
        <draw:connector draw:style-name="gr3" draw:text-style-name="P1" draw:layer="layout" draw:type="curve" draw:line-skew="-0.902cm" svg:x1="2.577cm" svg:y1="4.766cm" svg:x2="3.185cm" svg:y2="5.687cm" draw:start-shape="id5" draw:start-glue-point="5" draw:end-shape="id2" draw:end-glue-point="0" svg:d="M2577 4766c0 798 608 338 608 921" svg:viewBox="0 0 609 922">
          <text:p/>
        </draw:connector>
        <draw:connector draw:style-name="gr3" draw:text-style-name="P1" draw:layer="layout" draw:type="curve" svg:x1="3.846cm" svg:y1="2.751cm" svg:x2="5.353cm" svg:y2="3.954cm" draw:start-shape="id6" draw:start-glue-point="5" draw:end-shape="id7" draw:end-glue-point="4" svg:d="M3846 2751c1051 0 298 1203 1507 1203" svg:viewBox="0 0 1508 1204">
          <text:p/>
        </draw:connector>
        <draw:frame draw:style-name="gr6" draw:text-style-name="P1" draw:layer="layout" svg:width="0.456cm" svg:height="0.253cm" svg:x="7.673cm" svg:y="5.579cm">
          <draw:image xlink:href="Pictures/200000010000017D000000D4CB37E4F5.svm" xlink:type="simple" xlink:show="embed" xlink:actuate="onLoad">
            <text:p/>
          </draw:image>
        </draw:frame>
        <draw:frame draw:style-name="gr7" draw:text-style-name="P1" draw:layer="layout" svg:width="0.401cm" svg:height="0.349cm" svg:x="1.19cm" svg:y="0.435cm">
          <draw:image xlink:href="Pictures/200000010000014F00000124CDD19E6C.svm" xlink:type="simple" xlink:show="embed" xlink:actuate="onLoad">
            <text:p/>
          </draw:image>
        </draw:frame>
        <draw:frame draw:style-name="gr8" draw:text-style-name="P1" xml:id="id1" draw:id="id1" draw:layer="layout" svg:width="0.664cm" svg:height="0.365cm" svg:x="5.975cm" svg:y="6.066cm">
          <draw:image xlink:href="Pictures/200000010000022A0000013157A6BD97.svm" xlink:type="simple" xlink:show="embed" xlink:actuate="onLoad">
            <text:p/>
          </draw:image>
        </draw:frame>
        <draw:frame draw:style-name="gr9" draw:text-style-name="P1" draw:layer="layout" svg:width="0.598cm" svg:height="0.502cm" svg:x="2.024cm" svg:y="2.991cm">
          <draw:image xlink:href="Pictures/20000001000001F3000001A399007CF5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 LibreOffice_project/420m0$Build-2</meta:generator>
    <dc:date>2017-03-27T19:19:10.431940195</dc:date>
    <meta:editing-duration>PT10M52S</meta:editing-duration>
    <meta:editing-cycles>4</meta:editing-cycles>
    <meta:document-statistic meta:object-count="14"/>
  </office:meta>
</office:document-meta>
</file>